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C000001094296C42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áblázat1" style:family="table">
      <style:table-properties style:width="16.267cm" fo:margin-left="-0.199cm" table:align="left" style:writing-mode="lr-tb"/>
    </style:style>
    <style:style style:name="Táblázat1.A" style:family="table-column">
      <style:table-column-properties style:column-width="2.771cm"/>
    </style:style>
    <style:style style:name="Táblázat1.B" style:family="table-column">
      <style:table-column-properties style:column-width="3.727cm"/>
    </style:style>
    <style:style style:name="Táblázat1.C" style:family="table-column">
      <style:table-column-properties style:column-width="3.249cm"/>
    </style:style>
    <style:style style:name="Táblázat1.D" style:family="table-column">
      <style:table-column-properties style:column-width="2.701cm"/>
    </style:style>
    <style:style style:name="Táblázat1.E" style:family="table-column">
      <style:table-column-properties style:column-width="3.819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lázat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áblázat2" style:family="table">
      <style:table-properties style:width="16.267cm" fo:margin-left="-0.199cm" table:align="left" style:writing-mode="lr-tb"/>
    </style:style>
    <style:style style:name="Táblázat2.A" style:family="table-column">
      <style:table-column-properties style:column-width="2.006cm"/>
    </style:style>
    <style:style style:name="Táblázat2.B" style:family="table-column">
      <style:table-column-properties style:column-width="1.679cm"/>
    </style:style>
    <style:style style:name="Táblázat2.C" style:family="table-column">
      <style:table-column-properties style:column-width="2.057cm"/>
    </style:style>
    <style:style style:name="Táblázat2.D" style:family="table-column">
      <style:table-column-properties style:column-width="2.379cm"/>
    </style:style>
    <style:style style:name="Táblázat2.E" style:family="table-column">
      <style:table-column-properties style:column-width="2.032cm"/>
    </style:style>
    <style:style style:name="Táblázat2.H" style:family="table-column">
      <style:table-column-properties style:column-width="2.05cm"/>
    </style:style>
    <style:style style:name="Táblázat2.1" style:family="table-row">
      <style:table-row-properties fo:keep-together="auto"/>
    </style:style>
    <style:style style:name="Táblázat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lázat2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2" style:family="paragraph" style:parent-style-name="Header">
      <style:paragraph-properties fo:text-align="center" style:justify-single-word="false" style:snap-to-layout-grid="false"/>
      <style:text-properties fo:color="#ffffff"/>
    </style:style>
    <style:style style:name="P3" style:family="paragraph" style:parent-style-name="Header">
      <style:paragraph-properties>
        <style:tab-stops>
          <style:tab-stop style:position="2cm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cm"/>
        </style:tab-stops>
      </style:paragraph-properties>
      <style:text-properties fo:font-variant="small-caps" style:font-name-complex="Calibri"/>
    </style:style>
    <style:style style:name="P5" style:family="paragraph" style:parent-style-name="Footer">
      <style:paragraph-properties style:snap-to-layout-grid="false"/>
    </style:style>
    <style:style style:name="P6" style:family="paragraph" style:parent-style-name="Footer">
      <style:paragraph-properties fo:text-align="center" style:justify-single-word="false" style:snap-to-layout-grid="false"/>
      <style:text-properties fo:color="#ffffff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style:font-weight-asian="bold" style:font-name-complex="Courier New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tyle="italic" style:font-style-asian="italic"/>
    </style:style>
    <style:style style:name="P13" style:family="paragraph" style:parent-style-name="Standard" style:list-style-name="WW8Num6">
      <style:paragraph-properties fo:margin-left="1.27cm" fo:margin-right="0cm" fo:text-align="justify" style:justify-single-word="false" fo:text-indent="-0.635c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itle" style:master-page-name="Standard">
      <style:paragraph-properties fo:margin-top="0.423cm" fo:margin-bottom="0.635cm" style:contextual-spacing="false" fo:text-align="center" style:justify-single-word="false" fo:orphans="2" fo:widows="2" style:page-number="auto" style:text-autospace="none"/>
    </style:style>
    <style:style style:name="T1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T2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small-caps" style:font-name-complex="Calibri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ambria" fo:font-size="12pt" fo:language="hu" fo:country="HU" fo:font-weight="bold" style:letter-kerning="true" style:font-name-asian="Times New Roman" style:font-size-asian="12pt" style:font-weight-asian="bold" style:font-name-complex="Calibri" style:font-size-complex="12pt" style:language-complex="ar" style:country-complex="SA" style:font-weight-complex="bold"/>
    </style:style>
    <style:style style:name="T6" style:family="text">
      <style:text-properties fo:color="#000000" style:font-name="Cambria" fo:font-size="12pt" fo:language="hu" fo:country="HU" fo:font-weight="bold" officeooo:rsid="0005f207" style:letter-kerning="true" style:font-name-asian="Times New Roman" style:font-size-asian="12pt" style:font-weight-asian="bold" style:font-name-complex="Calibri" style:font-size-complex="12pt" style:language-complex="ar" style:country-complex="SA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5f207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5f20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Mérési jegyzőkönyv</text:span><text:tab/><text:span text:style-name="T5">ARP </text:span><text:span text:style-name="T6">és</text:span><text:span text:style-name="T5"> ICMP protokollok vizsgálata</text:span></text:p>
      <text:p text:style-name="P7">Általános információk</text:p>
      <text:p text:style-name="P8"/>
      <text:p text:style-name="P8">A mérés helyszíne: <text:span text:style-name="T7">L1-7 Távközlés-informatika Labor</text:span></text:p>
      <text:p text:style-name="P8">A mérés időpontja: <text:span text:style-name="T7">201</text:span><text:span text:style-name="T8">5</text:span><text:span text:style-name="T7">. 03.</text:span> </text:p>
      <text:p text:style-name="P8">A mérést végezte (Név, Neptun kód):<text:span text:style-name="T7"> </text:span></text:p>
      <text:p text:style-name="P8">A mérést vezette:<text:span text:style-name="T7"> </text:span></text:p>
      <text:p text:style-name="P8">A felhasznált számítógép neve (például fekete9):<text:span text:style-name="T7"> </text:span></text:p>
      <text:p text:style-name="P7"/>
      <text:p text:style-name="P8"><text:span text:style-name="T9">FIGYELEM!</text:span> A mérést a <text:span text:style-name="T7">mérési utasítás</text:span> alapján végezze, a jegyzőkönyv csupán az eredmények rögzítésére szolgál, a mérés elvégzéséhez önmagában NEM elegendő!</text:p>
      <text:h text:style-name="Heading_20_1" text:outline-level="1">ARP</text:h>
      <text:p text:style-name="P7">1. feladat</text:p>
      <text:p text:style-name="P8">A kiadott parancs és eredménye:</text:p>
      <text:p text:style-name="P9"/>
      <text:p text:style-name="P8">Töltse ki az alábbi táblázatot a mérési utasításnak megfelelően!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10"/>
          </table:table-cell>
          <table:table-cell table:style-name="Táblázat1.A1" office:value-type="string">
            <text:p text:style-name="P10">forrás MAC címe</text:p>
          </table:table-cell>
          <table:table-cell table:style-name="Táblázat1.A1" office:value-type="string">
            <text:p text:style-name="P10">cél MAC címe</text:p>
          </table:table-cell>
          <table:table-cell table:style-name="Táblázat1.A1" office:value-type="string">
            <text:p text:style-name="P10">keret fajtája</text:p>
          </table:table-cell>
          <table:table-cell table:style-name="Táblázat1.E1" office:value-type="string">
            <text:p text:style-name="P10">EtherType értéke</text:p>
          </table:table-cell>
        </table:table-row>
        <table:table-row table:style-name="Táblázat1.1">
          <table:table-cell table:style-name="Táblázat1.A1" office:value-type="string">
            <text:p text:style-name="P10">ARP kérés</text:p>
          </table:table-cell>
          <table:table-cell table:style-name="Táblázat1.A1" office:value-type="string">
            <text:p text:style-name="P10"/>
          </table:table-cell>
          <table:table-cell table:style-name="Táblázat1.A1" office:value-type="string">
            <text:p text:style-name="P10"/>
          </table:table-cell>
          <table:table-cell table:style-name="Táblázat1.A1" office:value-type="string">
            <text:p text:style-name="P10"/>
          </table:table-cell>
          <table:table-cell table:style-name="Táblázat1.E1" office:value-type="string">
            <text:p text:style-name="P10"/>
          </table:table-cell>
        </table:table-row>
        <table:table-row table:style-name="Táblázat1.1">
          <table:table-cell table:style-name="Táblázat1.A1" office:value-type="string">
            <text:p text:style-name="P10">ARP válasz</text:p>
          </table:table-cell>
          <table:table-cell table:style-name="Táblázat1.A1" office:value-type="string">
            <text:p text:style-name="P10"/>
          </table:table-cell>
          <table:table-cell table:style-name="Táblázat1.A1" office:value-type="string">
            <text:p text:style-name="P10"/>
          </table:table-cell>
          <table:table-cell table:style-name="Táblázat1.A1" office:value-type="string">
            <text:p text:style-name="P10"/>
          </table:table-cell>
          <table:table-cell table:style-name="Táblázat1.E1" office:value-type="string">
            <text:p text:style-name="P10"/>
          </table:table-cell>
        </table:table-row>
      </table:table>
      <text:p text:style-name="P8"/>
      <text:p text:style-name="P8">Miből, hogyan derül ki, hogy melyik az ARP kérés és melyik a válasz?</text:p>
      <text:p text:style-name="P11"/>
      <text:p text:style-name="P8"/>
      <text:p text:style-name="P8">További megfigyeléseim (opcionális):</text:p>
      <text:p text:style-name="P11"/>
      <text:h text:style-name="P14" text:outline-level="1">ICMP</text:h>
      <text:p text:style-name="P7">2. feladat</text:p>
      <text:p text:style-name="P8">A kiadott parancsok és eredményük:</text:p>
      <text:p text:style-name="P9"/>
      <text:p text:style-name="P9"/>
      <text:p text:style-name="P8">Töltse ki az alábbi táblázatot!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 table:number-columns-repeated="3"/>
        <table:table-column table:style-name="Táblázat2.H"/>
        <table:table-row table:style-name="Táblázat2.1"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>MAC forrás</text:p>
          </table:table-cell>
          <table:table-cell table:style-name="Táblázat2.A1" office:value-type="string">
            <text:p text:style-name="P10">MAC cél</text:p>
          </table:table-cell>
          <table:table-cell table:style-name="Táblázat2.A1" office:value-type="string">
            <text:p text:style-name="P10">Ethertype</text:p>
          </table:table-cell>
          <table:table-cell table:style-name="Táblázat2.A1" office:value-type="string">
            <text:p text:style-name="P10">IP forrás</text:p>
          </table:table-cell>
          <table:table-cell table:style-name="Táblázat2.A1" office:value-type="string">
            <text:p text:style-name="P10">IP cél</text:p>
          </table:table-cell>
          <table:table-cell table:style-name="Táblázat2.A1" office:value-type="string">
            <text:p text:style-name="P10">IP fölötti protokoll</text:p>
          </table:table-cell>
          <table:table-cell table:style-name="Táblázat2.H1" office:value-type="string">
            <text:p text:style-name="P10">ICMP típus</text:p>
          </table:table-cell>
        </table:table-row>
        <table:table-row table:style-name="Táblázat2.1">
          <table:table-cell table:style-name="Táblázat2.A1" office:value-type="string">
            <text:p text:style-name="P10">1. echo</text:p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H1" office:value-type="string">
            <text:p text:style-name="P10"/>
          </table:table-cell>
        </table:table-row>
        <table:table-row table:style-name="Táblázat2.1">
          <table:table-cell table:style-name="Táblázat2.A1" office:value-type="string">
            <text:p text:style-name="P10">1. válasz</text:p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H1" office:value-type="string">
            <text:p text:style-name="P10"/>
          </table:table-cell>
        </table:table-row>
        <table:table-row table:style-name="Táblázat2.1">
          <table:table-cell table:style-name="Táblázat2.A1" office:value-type="string">
            <text:p text:style-name="P10">2. echo</text:p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H1" office:value-type="string">
            <text:p text:style-name="P10"/>
          </table:table-cell>
        </table:table-row>
        <table:table-row table:style-name="Táblázat2.1">
          <table:table-cell table:style-name="Táblázat2.A1" office:value-type="string">
            <text:p text:style-name="P10">2. válasz</text:p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A1" office:value-type="string">
            <text:p text:style-name="P10"/>
          </table:table-cell>
          <table:table-cell table:style-name="Táblázat2.H1" office:value-type="string">
            <text:p text:style-name="P10"/>
          </table:table-cell>
        </table:table-row>
      </table:table>
      <text:p text:style-name="P8"/>
      <text:p text:style-name="P8">A megfigyeltek alapján adjon választ a következő kérdésekre!</text:p>
      <text:list xml:id="list3195564940728424431" text:style-name="WW8Num6">
        <text:list-item>
          <text:p text:style-name="P13">Milyen protokoll fölött utaznak az ICMP üzenetek?</text:p>
        </text:list-item>
      </text:list>
      <text:p text:style-name="P12"/>
      <text:list xml:id="list221743235151018" text:continue-list="list3195564940728424431" text:style-name="WW8Num6">
        <text:list-item text:start-value="1">
          <text:p text:style-name="P13">Miből derül ki, hogy ICMP üzenetről van szó (és nem TCP vagy UDP)?</text:p>
        </text:list-item>
      </text:list>
      <text:p text:style-name="P12"/>
      <text:list xml:id="list221743236162804" text:continue-list="list221743235151018" text:style-name="WW8Num6">
        <text:list-item text:start-value="1">
          <text:p text:style-name="P13">Miből derül ki, hogy melyik ICMP üzenetről van szó?</text:p>
        </text:list-item>
      </text:list>
      <text:p text:style-name="P12"/>
      <text:list xml:id="list221743236182550" text:continue-list="list221743236162804" text:style-name="WW8Num6">
        <text:list-item text:start-value="1">
          <text:p text:style-name="P13">Mi az oka annak, hogy a két megpingelt gép esetén (bár az IP címek eltérőek), a MAC címek azonosak? (Segítség: a MAC és az IP címeket eltérő rétegben használjuk!)</text:p>
        </text:list-item>
      </text:list>
      <text:p text:style-name="P12"/>
      <text:p text:style-name="P8">További megfigyeléseim (opcionális):</text:p>
      <text:p text:style-name="P11"/>
      <text:h text:style-name="P14" text:outline-level="1">A mérés értékelése</text:h>
      <text:p text:style-name="P8">Amennyiben szeretné, röviden értékelheti is a mérést! (Mennyire volt érhető, követhető a mérési utasítás, milyen mértékben találja hasznosnak a mérést a tárgy anyagának mélyebb megismerése szempontjából? Ötletek, javaslatok a mérés fejlesztésére…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Lucida Sans Unicode" style:font-size-asian="10.5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hu" fo:country="HU" style:font-name-asian="Lucida Sans Unicode" style:font-size-asian="10.5pt" style:language-asian="hu" style:country-asian="HU" style:font-name-complex="Tahoma1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hu" fo:country="HU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itle" style:family="paragraph" style:parent-style-name="Standard" style:next-style-name="Standard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borékszöveg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ál_20__28_Web_29_" style:display-name="Normá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 style:parent-style-name="Bekezdés_20_alap-betűtípusa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Bekezdés_20_alap-betűtípusa" style:display-name="Bekezdés alap-betűtípusa" style:family="text"/>
    <style:style style:name="_20_Char3" style:display-name=" Char3" style:family="text" style:parent-style-name="Bekezdés_20_alap-betűtípusa"/>
    <style:style style:name="_20_Char2" style:display-name=" Char2" style:family="text" style:parent-style-name="Bekezdés_20_alap-betűtípusa"/>
    <style:style style:name="_20_Char1" style:display-name=" Char1" style:family="text" style:parent-style-name="Bekezdés_20_alap-betűtípusa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5" style:display-name=" Char5" style:family="text" style:parent-style-name="Bekezdés_20_alap-betűtípusa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_20_Char4" style:display-name=" Char4" style:family="text" style:parent-style-name="Bekezdés_20_alap-betűtípusa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_20_Char" style:display-name=" Char" style:family="text" style:parent-style-name="Bekezdés_20_alap-betűtípusa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style:font-name="Courier New1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0" text:bullet-char="">
        <style:list-level-properties/>
        <style:text-properties style:font-name="Symbol"/>
      </text:list-level-style-bullet>
      <text:list-level-style-bullet text:level="5" text:style-name="WW8Num2z1" text:bullet-char="o">
        <style:list-level-properties/>
        <style:text-properties style:font-name="Courier New1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0" text:bullet-char="">
        <style:list-level-properties/>
        <style:text-properties style:font-name="Symbol"/>
      </text:list-level-style-bullet>
      <text:list-level-style-bullet text:level="8" text:style-name="WW8Num2z1" text:bullet-char="o">
        <style:list-level-properties/>
        <style:text-properties style:font-name="Courier New1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">
        <style:list-level-properties/>
        <style:text-properties style:font-name="Symbol"/>
      </text:list-level-style-bullet>
      <text:list-level-style-bullet text:level="2" text:style-name="WW8Num3z1" text:bullet-char="o">
        <style:list-level-properties/>
        <style:text-properties style:font-name="Courier New1"/>
      </text:list-level-style-bullet>
      <text:list-level-style-bullet text:level="3" text:style-name="WW8Num3z2" text:bullet-char="">
        <style:list-level-properties/>
        <style:text-properties style:font-name="Wingdings"/>
      </text:list-level-style-bullet>
      <text:list-level-style-bullet text:level="4" text:style-name="WW8Num3z2" text:bullet-char="">
        <style:list-level-properties/>
        <style:text-properties style:font-name="Wingdings"/>
      </text:list-level-style-bullet>
      <text:list-level-style-bullet text:level="5" text:style-name="WW8Num3z2" text:bullet-char="">
        <style:list-level-properties/>
        <style:text-properties style:font-name="Wingdings"/>
      </text:list-level-style-bullet>
      <text:list-level-style-bullet text:level="6" text:style-name="WW8Num3z2" text:bullet-char="">
        <style:list-level-properties/>
        <style:text-properties style:font-name="Wingdings"/>
      </text:list-level-style-bullet>
      <text:list-level-style-bullet text:level="7" text:style-name="WW8Num3z2" text:bullet-char="">
        <style:list-level-properties/>
        <style:text-properties style:font-name="Wingdings"/>
      </text:list-level-style-bullet>
      <text:list-level-style-bullet text:level="8" text:style-name="WW8Num3z2" text:bullet-char="">
        <style:list-level-properties/>
        <style:text-properties style:font-name="Wingdings"/>
      </text:list-level-style-bullet>
      <text:list-level-style-bullet text:level="9" text:style-name="WW8Num3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>
      <text:list-level-style-bullet text:level="1" text:style-name="WW8Num4z0" text:bullet-char="">
        <style:list-level-properties/>
        <style:text-properties style:font-name="Symbol"/>
      </text:list-level-style-bullet>
      <text:list-level-style-bullet text:level="2" text:style-name="WW8Num4z1" text:bullet-char="o">
        <style:list-level-properties/>
        <style:text-properties style:font-name="Courier New1"/>
      </text:list-level-style-bullet>
      <text:list-level-style-bullet text:level="3" text:style-name="WW8Num4z2" text:bullet-char="">
        <style:list-level-properties/>
        <style:text-properties style:font-name="Wingdings"/>
      </text:list-level-style-bullet>
      <text:list-level-style-bullet text:level="4" text:style-name="WW8Num4z2" text:bullet-char="">
        <style:list-level-properties/>
        <style:text-properties style:font-name="Wingdings"/>
      </text:list-level-style-bullet>
      <text:list-level-style-bullet text:level="5" text:style-name="WW8Num4z2" text:bullet-char="">
        <style:list-level-properties/>
        <style:text-properties style:font-name="Wingdings"/>
      </text:list-level-style-bullet>
      <text:list-level-style-bullet text:level="6" text:style-name="WW8Num4z2" text:bullet-char="">
        <style:list-level-properties/>
        <style:text-properties style:font-name="Wingdings"/>
      </text:list-level-style-bullet>
      <text:list-level-style-bullet text:level="7" text:style-name="WW8Num4z2" text:bullet-char="">
        <style:list-level-properties/>
        <style:text-properties style:font-name="Wingdings"/>
      </text:list-level-style-bullet>
      <text:list-level-style-bullet text:level="8" text:style-name="WW8Num4z2" text:bullet-char="">
        <style:list-level-properties/>
        <style:text-properties style:font-name="Wingdings"/>
      </text:list-level-style-bullet>
      <text:list-level-style-bullet text:level="9" text:style-name="WW8Num4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/>
        <style:text-properties style:font-name="Symbol"/>
      </text:list-level-style-bullet>
      <text:list-level-style-bullet text:level="2" text:style-name="WW8Num5z1" text:bullet-char="o">
        <style:list-level-properties/>
        <style:text-properties style:font-name="Courier New1"/>
      </text:list-level-style-bullet>
      <text:list-level-style-bullet text:level="3" text:style-name="WW8Num5z2" text:bullet-char="">
        <style:list-level-properties/>
        <style:text-properties style:font-name="Wingdings"/>
      </text:list-level-style-bullet>
      <text:list-level-style-bullet text:level="4" text:style-name="WW8Num5z0" text:bullet-char="">
        <style:list-level-properties/>
        <style:text-properties style:font-name="Symbol"/>
      </text:list-level-style-bullet>
      <text:list-level-style-bullet text:level="5" text:style-name="WW8Num5z1" text:bullet-char="o">
        <style:list-level-properties/>
        <style:text-properties style:font-name="Courier New1"/>
      </text:list-level-style-bullet>
      <text:list-level-style-bullet text:level="6" text:style-name="WW8Num5z2" text:bullet-char="">
        <style:list-level-properties/>
        <style:text-properties style:font-name="Wingdings"/>
      </text:list-level-style-bullet>
      <text:list-level-style-bullet text:level="7" text:style-name="WW8Num5z0" text:bullet-char="">
        <style:list-level-properties/>
        <style:text-properties style:font-name="Symbol"/>
      </text:list-level-style-bullet>
      <text:list-level-style-bullet text:level="8" text:style-name="WW8Num5z1" text:bullet-char="o">
        <style:list-level-properties/>
        <style:text-properties style:font-name="Courier New1"/>
      </text:list-level-style-bullet>
      <text:list-level-style-bullet text:level="9" text:style-name="WW8Num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/>
        <style:text-properties style:font-name="Symbol"/>
      </text:list-level-style-bullet>
      <text:list-level-style-bullet text:level="2" text:style-name="WW8Num6z1" text:bullet-char="o">
        <style:list-level-properties/>
        <style:text-properties style:font-name="Courier New1"/>
      </text:list-level-style-bullet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1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1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lázat5" style:family="table">
      <style:table-properties style:width="16.408cm" fo:margin-left="-0.203cm" table:align="left" style:writing-mode="lr-tb"/>
    </style:style>
    <style:style style:name="Táblázat5.A" style:family="table-column">
      <style:table-column-properties style:column-width="11.485cm"/>
    </style:style>
    <style:style style:name="Táblázat5.B" style:family="table-column">
      <style:table-column-properties style:column-width="4.923cm"/>
    </style:style>
    <style:style style:name="Táblázat5.1" style:family="table-row">
      <style:table-row-properties fo:keep-together="auto"/>
    </style:style>
    <style:style style:name="Táblázat5.A1" style:family="table-cell">
      <style:table-cell-properties style:vertical-align="bottom" fo:padding-left="0.203cm" fo:padding-right="0.203cm" fo:padding-top="0.127cm" fo:padding-bottom="0.127cm" fo:border="none" style:writing-mode="lr-tb"/>
    </style:style>
    <style:style style:name="Táblázat5.B1" style:family="table-cell">
      <style:table-cell-properties style:vertical-align="bottom" fo:background-color="#1f497d" fo:padding-left="0.203cm" fo:padding-right="0.203cm" fo:padding-top="0.127cm" fo:padding-bottom="0.127cm" fo:border="none" style:writing-mode="lr-tb">
        <style:background-image/>
      </style:table-cell-properties>
    </style:style>
    <style:style style:name="Táblázat4" style:family="table">
      <style:table-properties style:width="16.378cm" fo:margin-left="-0.191cm" fo:margin-right="-0.187cm" table:align="margins" style:writing-mode="lr-tb"/>
    </style:style>
    <style:style style:name="Táblázat4.A" style:family="table-column">
      <style:table-column-properties style:column-width="12.594cm" style:rel-column-width="50395*"/>
    </style:style>
    <style:style style:name="Táblázat4.B" style:family="table-column">
      <style:table-column-properties style:column-width="3.784cm" style:rel-column-width="15140*"/>
    </style:style>
    <style:style style:name="Táblázat4.1" style:family="table-row">
      <style:table-row-properties style:min-row-height="0.635cm" fo:keep-together="auto"/>
    </style:style>
    <style:style style:name="Táblázat4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áblázat4.B1" style:family="table-cell">
      <style:table-cell-properties style:vertical-align="middle" fo:background-color="#8064a2" fo:padding-left="0.191cm" fo:padding-right="0.191cm" fo:padding-top="0cm" fo:padding-bottom="0cm" fo:border-left="none" fo:border-right="none" fo:border-top="0.5pt solid #808080" fo:border-bottom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ffffff"/>
    </style:style>
    <style:style style:name="MP3" style:family="paragraph" style:parent-style-name="Header">
      <style:paragraph-properties>
        <style:tab-stops>
          <style:tab-stop style:position="2cm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cm"/>
        </style:tab-stops>
      </style:paragraph-properties>
      <style:text-properties fo:font-variant="small-caps" style:font-name-complex="Calibri"/>
    </style:style>
    <style:style style:name="MP5" style:family="paragraph" style:parent-style-name="Footer">
      <style:paragraph-properties style:snap-to-layout-grid="false"/>
    </style:style>
    <style:style style:name="MP6" style:family="paragraph" style:parent-style-name="Footer">
      <style:paragraph-properties fo:text-align="center" style:justify-single-word="false" style:snap-to-layout-grid="false"/>
      <style:text-properties fo:color="#ffffff"/>
    </style:style>
    <style:style style:name="MT1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MT2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variant="small-caps" style:font-name-complex="Calibri"/>
    </style:style>
    <style:style style:name="MT4" style:family="text">
      <style:text-properties officeooo:rsid="0005f207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áblázat5" table:style-name="Táblázat5">
          <table:table-column table:style-name="Táblázat5.A"/>
          <table:table-column table:style-name="Táblázat5.B"/>
          <table:table-row table:style-name="Táblázat5.1">
            <table:table-cell table:style-name="Táblázat5.A1" office:value-type="string">
              <text:p text:style-name="MP1"><draw:frame draw:style-name="Mfr1" draw:name="kép1" text:anchor-type="char" svg:x="-0.215cm" svg:y="0.009cm" svg:width="1.746cm" svg:height="2.117cm" draw:z-index="2"><draw:image xlink:href="Pictures/10000000000000DC000001094296C42F.png" xlink:type="simple" xlink:show="embed" xlink:actuate="onLoad"/></draw:frame><text:span text:style-name="MT1">[</text:span><text:span text:style-name="MT2">Számítógép-hálózatok</text:span><text:span text:style-name="MT1">]</text:span></text:p>
            </table:table-cell>
            <table:table-cell table:style-name="Táblázat5.B1" office:value-type="string">
              <text:p text:style-name="MP2">VI. Mérés</text:p>
            </table:table-cell>
          </table:table-row>
        </table:table>
        <text:p text:style-name="MP3"><text:tab/><text:span text:style-name="MT3">Széchenyi István Egyetem</text:span></text:p>
        <text:p text:style-name="MP4"><text:tab/>Győr</text:p>
        <text:p text:style-name="MP4"><text:tab/>Távközlési Tanszék</text:p>
        <text:p text:style-name="MP4"/>
      </style:header>
      <style:footer>
        <table:table table:name="Táblázat4" table:style-name="Táblázat4">
          <table:table-column table:style-name="Táblázat4.A"/>
          <table:table-column table:style-name="Táblázat4.B"/>
          <table:table-row table:style-name="Táblázat4.1">
            <table:table-cell table:style-name="Táblázat4.A1" office:value-type="string">
              <text:p text:style-name="MP5">201<text:span text:style-name="MT4">5</text:span>. 03. <text:span text:style-name="MT4">07</text:span>. <text:s text:c="37"/>A jegyzőkönyv alapját készítette:</text:p>
            </table:table-cell>
            <table:table-cell table:style-name="Táblázat4.B1" office:value-type="string">
              <text:p text:style-name="MP6">Dr. Lencse Gábor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>Számítógép-hálózatok</dc:title>
    <meta:initial-creator>Jampy</meta:initial-creator>
    <meta:creation-date>2010-02-24T21:38:00</meta:creation-date>
    <dc:date>2015-03-07T22:17:43.147000000</dc:date>
    <meta:print-date>2010-01-04T08:58:00</meta:print-date>
    <dc:language>hu-HU</dc:language>
    <meta:editing-cycles>10</meta:editing-cycles>
    <meta:editing-duration>PT5H37M39S</meta:editing-duration>
    <meta:document-statistic meta:table-count="4" meta:image-count="1" meta:object-count="0" meta:page-count="3" meta:paragraph-count="50" meta:word-count="264" meta:character-count="1753" meta:non-whitespace-character-count="1499"/>
    <meta:user-defined meta:name="Info 1"/>
    <meta:user-defined meta:name="Info 2"/>
    <meta:user-defined meta:name="Info 3"/>
    <meta:user-defined meta:name="Info 4"/>
  </office:meta>
</office:document-meta>
</file>